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06" calcext:value-type="float">
            <text:p>110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92" calcext:value-type="float">
            <text:p>129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24" calcext:value-type="float">
            <text:p>152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95" calcext:value-type="float">
            <text:p>99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21" calcext:value-type="float">
            <text:p>132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77" calcext:value-type="float">
            <text:p>147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89" calcext:value-type="float">
            <text:p>148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31" calcext:value-type="float">
            <text:p>143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88" calcext:value-type="float">
            <text:p>138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72" calcext:value-type="float">
            <text:p>137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29" calcext:value-type="float">
            <text:p>1429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41" calcext:value-type="float">
            <text:p>94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94" calcext:value-type="float">
            <text:p>129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1" calcext:value-type="float">
            <text:p>109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90" calcext:value-type="float">
            <text:p>99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80" calcext:value-type="float">
            <text:p>98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13" calcext:value-type="float">
            <text:p>81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79" calcext:value-type="float">
            <text:p>137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 [ms]</text:p>
          </table:table-cell>
          <table:table-cell office:value-type="string" calcext:value-type="string">
            <text:p>Standard deviation</text:p>
          </table:table-cell>
        </table:table-row>
        <table:table-row table:style-name="ro1">
          <table:table-cell office:value-type="string" calcext:value-type="string">
            <text:p>Gstreamer</text:p>
          </table:table-cell>
          <table:table-cell table:formula="of:=AVERAGE([.A1:.A21])" office:value-type="float" office:value="126.428571428571" calcext:value-type="float">
            <text:p>126.428571428571</text:p>
          </table:table-cell>
          <table:table-cell table:formula="of:=STDEV([.A1:.A21])" office:value-type="float" office:value="12.1143362532639" calcext:value-type="float">
            <text:p>12.1143362532639</text:p>
          </table:table-cell>
        </table:table-row>
        <table:table-row table:style-name="ro1">
          <table:table-cell office:value-type="string" calcext:value-type="string">
            <text:p>Ufo</text:p>
          </table:table-cell>
          <table:table-cell table:formula="of:=AVERAGE([.B1:.B21])" office:value-type="float" office:value="1243" calcext:value-type="float">
            <text:p>1243</text:p>
          </table:table-cell>
          <table:table-cell table:formula="of:=STDEV([.B1:.B21])" office:value-type="float" office:value="225.58390900062" calcext:value-type="float">
            <text:p>225.583909000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0:08:06.497125040</meta:creation-date>
    <dc:date>2023-09-21T10:23:51.281880214</dc:date>
    <meta:editing-duration>PT5M34S</meta:editing-duration>
    <meta:editing-cycles>1</meta:editing-cycles>
    <meta:document-statistic meta:table-count="1" meta:cell-count="50" meta:object-count="0"/>
    <meta:generator>LibreOffice/7.3.7.2$Linux_X86_64 LibreOffice_project/30$Build-2</meta:generator>
  </office:meta>
</office:document-meta>
</file>